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8cm" draw:marker-end-width="0.508cm" svg:stroke-linecap="butt" draw:fill="none" draw:fill-color="#ffffff" draw:opacity="0%" draw:textarea-horizontal-align="justify" draw:textarea-vertical-align="middle" draw:auto-grow-height="false" fo:min-height="1.763cm" fo:min-width="0.599cm" fo:padding-top="0.175cm" fo:padding-bottom="0.175cm" fo:padding-left="0.3cm" fo:padding-right="0.3cm" draw:shadow-opacity="0%"/>
    </style:style>
    <style:style style:name="gr2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199cm" svg:height="2.113cm" draw:transform="skewX (-0.00942477796076928) rotate (-0.523598775598299) translate (1.276cm 0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.453cm" svg:y1="1.491cm" svg:x2="1.489cm" svg:y2="2.09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3b3b3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 Kato</meta:initial-creator>
    <meta:creation-date>2019-03-06T17:35:56.791838880</meta:creation-date>
    <dc:date>2019-03-06T21:32:15.811085387</dc:date>
    <dc:creator>Ken Kato</dc:creator>
    <meta:editing-duration>PT1H35M36S</meta:editing-duration>
    <meta:editing-cycles>8</meta:editing-cycles>
    <meta:generator>LibreOffice/6.0.5.2$MacOSX_X86_64 LibreOffice_project/54c8cbb85f300ac59db32fe8a675ff7683cd5a16</meta:generator>
    <meta:document-statistic meta:object-count="3"/>
  </office:meta>
</office:document-meta>
</file>